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16" style:family="table-cell" style:parent-style-name="Cell2"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5" table:number-columns-repeated="1015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ZZLE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6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08:18:57.1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5T08:56:44.522000000</dc:date>
    <meta:editing-duration>PT5H7M36S</meta:editing-duration>
    <meta:editing-cycles>26</meta:editing-cycles>
    <meta:generator>LibreOffice/7.3.2.2$Windows_X86_64 LibreOffice_project/49f2b1bff42cfccbd8f788c8dc32c1c309559be0</meta:generator>
    <meta:document-statistic meta:table-count="1" meta:cell-count="50" meta:object-count="0"/>
  </office:meta>
</office:document-meta>
</file>